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ater closet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ro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 spacious, rustical living room with 2 white coaches a giant carpet in a cabin made of woods and stones.</text:p>
          </table:table-cell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A sleek hotel room with a bed for 2 persons, with night tables on each side and a lila carpet floor.</text:p>
          </table:table-cell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 office:value-type="string" calcext:value-type="string">
            <text:p><text:span text:style-name="T1">A living room with mostly blue</text:span> furniture, yellow painted walls, plants, couches and lamps.</text:p>
          </table:table-cell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A living room with a bow window and a bookshelf next to a chimney made of red bricks.</text:p>
          </table:table-cell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 children bedroom with 2 identical single beds separated by night table and with racks decorated with toys.</text:p>
          </table:table-cell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 bed for 2 persons with 2 night tables, 3 paintings under a lattice.</text:p>
          </table:table-cell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A well-equipped white kitchen with wooden furniture such as stools, cabinets, drawers.</text:p>
          </table:table-cell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A garage with a grey car parked inside and two bicycles being attached on some <text:s/>fixation at the ceiling.</text:p>
          </table:table-cell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A parlor with floorboards, red walls, a chimney under a painting and classic furniture.</text:p>
          </table:table-cell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 vast living room in the ground floor of house with parquet and 3 windows letting in much light and giving access to a garden.</text:p>
          </table:table-cell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This is the entrance hall of building with a spiral staircase and white walls.</text:p>
          </table:table-cell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 bedroom with a large bed, couch, a ceiling fan, 3 windows equipped with shutter and a white floor carpet.</text:p>
          </table:table-cell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A bathtube next to a window and a washbasin incorporated in a wooden cabinet.</text:p>
          </table:table-cell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n empty attic with only a white carpet on the board floor and 3 windows giving a view on a garden’s tree.</text:p>
          </table:table-cell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 office:value-type="string" calcext:value-type="string">
            <text:p>A toilet in a tiny room with stone wall panels.</text:p>
          </table:table-cell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A bed room in an attic with 2 single beds, a ceiling fan, 2 paintings and a closet next to a window.</text:p>
          </table:table-cell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An asian-styled living room with 2 cups on a low table and a sliding door giving access to a garden.</text:p>
          </table:table-cell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A living room with Victorian furniture such as 2 couches, a chair with the window curtains shut.</text:p>
          </table:table-cell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 close-up on 3 shelves of a pantry with flour on the upper shelf, breakfast food on the middle shelf and different bottles of oil and vinegar and the lower shelf.</text:p>
          </table:table-cell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 office:value-type="string" calcext:value-type="string">
            <text:p>A room with a pool board behind a leather couch.</text:p>
          </table:table-cell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 office:value-type="string" calcext:value-type="string">
            <text:p>A kitchen with wooden furniture based in the ground floor of the house.</text:p>
          </table:table-cell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 office:value-type="string" calcext:value-type="string">
            <text:p>5 automatic public washing-machines in silver color.</text:p>
          </table:table-cell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 office:value-type="string" calcext:value-type="string">
            <text:p>An hotel bedroom with a person sitting on the bed.</text:p>
          </table:table-cell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 office:value-type="string" calcext:value-type="string">
            <text:p>A shower tub and a shower curtain with beige tiles on the walls.</text:p>
          </table:table-cell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 office:value-type="string" calcext:value-type="string">
            <text:p>A living room with 2 couches, 2 side tables, 4 paintings and plants.</text:p>
          </table:table-cell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 office:value-type="string" calcext:value-type="string">
            <text:p>A narrow kitchen with a view on a boat through a window.</text:p>
          </table:table-cell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 office:value-type="string" calcext:value-type="string">
            <text:p>A bad-lit kitchen with woden furniture and 2 windows.</text:p>
          </table:table-cell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 office:value-type="string" calcext:value-type="string">
            <text:p>A bed in a room painted in blue in which the window behind the standing fan lets the light shine.</text:p>
          </table:table-cell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An hotel room with a bed for 2 persons, a ceiling fan and a window.</text:p>
          </table:table-cell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A bathroom with a toilet, a <text:s/>walk-in shower and a sink above which a mirror and several light bulbs can be seen.</text:p>
          </table:table-cell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 well-equipped kitchen empty kitchen on the ground floor of a house.</text:p>
          </table:table-cell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A view of a bath room though a door with a bath tube, a toilet and a bidet.</text:p>
          </table:table-cell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 office:value-type="string" calcext:value-type="string">
            <text:p>A view of a kitchen with white furnitures which can be accessed through the living room.</text:p>
          </table:table-cell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 room with a window frame made of wood and painting on the right right side.</text:p>
          </table:table-cell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 office:value-type="string" calcext:value-type="string">
            <text:p>A hotel room with 2 large beds, walls and floor made of stones and wooden furnitures such as a table and a cabinet.</text:p>
          </table:table-cell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 office:value-type="string" calcext:value-type="string">
            <text:p>A living room with a parquet floor, a dining table, a couch, a side table, a television and a window door giving acess to a balcony.</text:p>
          </table:table-cell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 office:value-type="string" calcext:value-type="string">
            <text:p>A children bedroom with a crib , a window and pink wallpapers.</text:p>
          </table:table-cell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A canopy bed in a room with 3 windows and dark furniture such as a bedside table and dressers. </text:p>
          </table:table-cell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An open-plan American kitchen with white furniture in the foreground and gray tiles on the floor.</text:p>
          </table:table-cell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 office:value-type="string" calcext:value-type="string">
            <text:p>An home office located next to a living room, with a chair, a table a lamp, many documents and books.</text:p>
          </table:table-cell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A bedroom with a large bed, a mirror a plant and some drawers.</text:p>
          </table:table-cell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 bathroom with one wall made of marmor-like tiles, the other made of wood, that contain a walk-in shower, a white sink below a mirror and 5 towels.</text:p>
          </table:table-cell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 office:value-type="string" calcext:value-type="string">
            <text:p>A children bedroom with a single bed, a white drawer with a large mirror, 2 paintings and a fake white rabbit.</text:p>
          </table:table-cell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 bed room containing 2 single beds with the curtains shut and a bedside table in-between</text:p>
          </table:table-cell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 office:value-type="string" calcext:value-type="string">
            <text:p>A basement with a chair, 2 stools and table football in the background below the hopper window.</text:p>
          </table:table-cell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 office:value-type="string" calcext:value-type="string">
            <text:p>A kitchen with a long central drawer that encompass the <text:s/>stove, white floor tiles, and remarkable decoration such as the fake cat and the gingerbread man.</text:p>
          </table:table-cell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 office:value-type="string" calcext:value-type="string">
            <text:p>An empy white room with the ceiling light switched on.</text:p>
          </table:table-cell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 office:value-type="string" calcext:value-type="string">
            <text:p>A large kitchen with 2 windows, equipped with a side-by-side fridge, white drawers and pantries and kitchen worktops made of marmor.</text:p>
          </table:table-cell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 office:value-type="string" calcext:value-type="string">
            <text:p>2 bunk beds in an attic with walls painted in yellow.</text:p>
          </table:table-cell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 office:value-type="string" calcext:value-type="string">
            <text:p>A traditional living room with a sofa, 2 chairs a large carpet, a chimney, 5 paintings and a window.</text:p>
          </table:table-cell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/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/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/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/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/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/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/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/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/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/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/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/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/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/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/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/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/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/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/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/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/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/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/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/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/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/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/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/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/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/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/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/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/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/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/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/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/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/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/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/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/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/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/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/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/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/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/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/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/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/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/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/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/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/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/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/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/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/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/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/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/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/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/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/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/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/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/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/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/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/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/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/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/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/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/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/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/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/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/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/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/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/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/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/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/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/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/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/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/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/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/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/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/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/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/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/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/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/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/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/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/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/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/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/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/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/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/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/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/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11:11:31.533220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6T11:54:09.225133028</dc:date>
    <meta:editing-duration>PT9H47M17S</meta:editing-duration>
    <meta:editing-cycles>81</meta:editing-cycles>
    <meta:generator>LibreOffice/6.0.7.3$Linux_X86_64 LibreOffice_project/00m0$Build-3</meta:generator>
    <meta:document-statistic meta:table-count="1" meta:cell-count="1720" meta:object-count="0"/>
  </office:meta>
</office:document-meta>
</file>